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name of my super cool degree project</text:p>
      <text:p text:style-name="Standard">Nicholas Snow Mattsson</text:p>
      <text:p text:style-name="Standard"/>
      <text:p text:style-name="Standard">Degree Project FSU24D</text:p>
      <text:p text:style-name="Standard">Medieinstitutet</text:p>
      <text:p text:style-name="Standard"/>
      <text:p text:style-name="Standard"/>
      <text:p text:style-name="Standard">Instructions</text:p>
      <text:p text:style-name="Standard"/>
      <text:p text:style-name="Standard">The point of this document is to plan your project in detail, before you start working on it. This is to ensure that you meet the requirements for the project.</text:p>
      <text:p text:style-name="Standard"/>
      <text:p text:style-name="Standard">Yes, the document must be written in English.</text:p>
      <text:p text:style-name="Standard"/>
      <text:p text:style-name="Standard">You should spend approximately a week of working time on breaking down your project into actionable items, so reserve enough time to go through the sections in this document. Don’t attempt to do it all at once, and not 10 minutes before the deadline.</text:p>
      <text:p text:style-name="Standard"/>
      <text:p text:style-name="Standard">Your planning must be approved by your instructor before you start the project.</text:p>
      <text:p text:style-name="Standard"/>
      <text:p text:style-name="Standard">The more detailed you are, the more likely you are to succeed with your degree project.</text:p>
      <text:p text:style-name="Standard"/>
      <text:p text:style-name="Standard">More effort and thought during the planning phase means less mistakes and redos during the project timeframe.</text:p>
      <text:p text:style-name="Standard"/>
      <text:p text:style-name="Standard">The degree project is six weeks, and those weeks should be spent doing, not planning. Thus, the ambition level of your project should match the work effort of six weeks full-time doing.</text:p>
      <text:p text:style-name="Standard"/>
      <text:p text:style-name="Standard">This document should be your tool to use as a checkpoint for you being on track, as well as a document to validate the outcome of your project and serve as a basis for your grade.</text:p>
      <text:p text:style-name="Standard"/>
      <text:p text:style-name="Standard">Planning is key.</text:p>
      <text:p text:style-name="Standard"/>
      <text:p text:style-name="Standard">Changes during the project are of course OK - unexpected things happen and the architecture changes, but ad-hoc changes should be the exception, not the rule.</text:p>
      <text:p text:style-name="Standard"/>
      <text:p text:style-name="Standard">You will use this same template to report the results of your degree project, so the extensive effort you put in now will be “saved” at the end of the project. Save this in an editable version!</text:p>
      <text:p text:style-name="Standard"/>
      <text:p text:style-name="Standard">Table of Contents</text:p>
      <text:p text:style-name="Standard"/>
      <text:p text:style-name="Standard">Project idea summary<text:tab/>3</text:p>
      <text:p text:style-name="Standard">Application flow<text:tab/>3</text:p>
      <text:p text:style-name="Standard">Purpose<text:tab/>3</text:p>
      <text:p text:style-name="Standard">Target audience<text:tab/>3</text:p>
      <text:p text:style-name="Standard">Goal<text:tab/>3</text:p>
      <text:p text:style-name="Standard">Activity and time plan<text:tab/>3</text:p>
      <text:p text:style-name="Standard">Site map/function analysis/technical breakdown<text:tab/>4</text:p>
      <text:p text:style-name="Standard">Database structure<text:tab/>4</text:p>
      <text:p text:style-name="Standard">User stories x 5<text:tab/>4</text:p>
      <text:p text:style-name="Standard">Persona 1: Experienced user (just an example)<text:tab/>5</text:p>
      <text:p text:style-name="Standard">Persona 2: Some other user type<text:tab/>5</text:p>
      <text:p text:style-name="Standard"><text:soft-page-break/>Test plan<text:tab/>5</text:p>
      <text:p text:style-name="Standard">Tech stack<text:tab/>5</text:p>
      <text:p text:style-name="Standard">References<text:tab/>6</text:p>
      <text:p text:style-name="Standard">Final check before handing in your project description<text:tab/>6</text:p>
      <text:p text:style-name="Standard"/>
      <text:p text:style-name="Standard"/>
      <text:p text:style-name="Standard">Project idea summary</text:p>
      <text:p text:style-name="Standard">Summarize your project idea in 3-5 sentences for an overview.</text:p>
      <text:p text:style-name="Standard"/>
      <text:p text:style-name="Standard">My project will be a music theory application on the web. It will consist of various games to expand and test the users knowledge on music theory. Users will also be able to log in in order to track their score.</text:p>
      <text:p text:style-name="Standard">Application flow</text:p>
      <text:p text:style-name="Standard"/>
      <text:p text:style-name="Standard"/>
      <text:p text:style-name="Standard"/>
      <text:p text:style-name="Standard"/>
      <text:p text:style-name="Standard"/>
      <text:p text:style-name="Standard"/>
      <text:p text:style-name="Standard"/>
      <text:p text:style-name="Standard"/>
      <text:p text:style-name="Standard">Purpose</text:p>
      <text:p text:style-name="Standard">Describe why you came up with the idea and why it’s relevant.</text:p>
      <text:p text:style-name="Standard"/>
      <text:p text:style-name="Standard">Describe what kind of value your project will bring.</text:p>
      <text:p text:style-name="Standard"/>
      <text:p text:style-name="Standard">I came up with this idea based on my own desire for a music theory application featuring the specific exercises I have designed. While there are numerous music theory websites and applications available, this project is relevant because it offers unique exercises not found in other platforms.</text:p>
      <text:p text:style-name="Standard"/>
      <text:p text:style-name="Standard">My project will provide value by giving users a practical and interactive way to learn and practice music theory. In addition to the exercises, it will supply resources for users to explore the specific theoretical concepts they are working on. <text:s/>The project will combine immediate feedback and a way to track progress, which will create a more effective learning environment which motivates the user to progress.</text:p>
      <text:p text:style-name="Standard">Target audience</text:p>
      <text:p text:style-name="Standard">Who is your target audience and/or group? Why are they interested?</text:p>
      <text:p text:style-name="Standard">My target audience consists mainly of musicians or anyone interested in learning music theory. Since the exercises build upon previous knowledge, users should have at least a basic grasp of music theory concepts. The application is valuable to this audience because it helps strengthen their theoretical skills and improves their ability to more quickly apply music theory.</text:p>
      <text:p text:style-name="Standard">Goal</text:p>
      <text:p text:style-name="Standard">What is the expected outcome in 6 weeks?</text:p>
      <text:p text:style-name="Standard">How is the product/project expected to be used by the target audience?</text:p>
      <text:p text:style-name="Standard">In six weeks I hope to have created at the least five different exercises, an accessible and responsive website and a working database to store all the user data. Users should be able to create an account, see their progress/score and play the various exercises. </text:p>
      <text:p text:style-name="Standard">Activity and time plan</text:p>
      <text:p text:style-name="Standard">Break down your project into actionable steps and define scopes for each of the three sprints.</text:p>
      <text:p text:style-name="Standard"/>
      <text:p text:style-name="Standard"><text:soft-page-break/>Your planning should be detailed enough so that it’s clear that you will manage to complete the project within the given timeframe, but you don’t have to estimate each individual task at this point. However - the more detailed, the more likely you are to be successful.</text:p>
      <text:p text:style-name="Standard"/>
      <text:p text:style-name="Standard"><text:s text:c="4"/>• Break down your project into sprint issues/tasks, and give those a rough story point estimation.</text:p>
      <text:p text:style-name="Standard">1 Story Point (SP) ≈ 0,5 of work</text:p>
      <text:p text:style-name="Standard">3 SP ≈ 1 day of work (aim to have tasks the size of this)</text:p>
      <text:p text:style-name="Standard">5 SP ≈ ½ week of work</text:p>
      <text:p text:style-name="Standard">8 SP ≈ 1 week of work</text:p>
      <text:p text:style-name="Standard">&gt; 13 SP = your task is too big and you must break it down into smaller tasks</text:p>
      <text:p text:style-name="Standard"><text:s text:c="4"/>• Include a screenshot of your activity board/sprint planning and backlog as an attachment to the project plan.</text:p>
      <text:p text:style-name="Standard"><text:s text:c="4"/>• Use the below table to give an overview of the backlog for someone not interested in the details.</text:p>
      <text:p text:style-name="Standard"/>
      <text:p text:style-name="Standard">Week/sprints<text:tab/>Objective</text:p>
      <text:p text:style-name="Standard">1-2, sprint 1<text:tab/>What is done / started</text:p>
      <text:p text:style-name="Standard">- Thorough planning for project, initialize backend, create user database, implement user database endpoints, implement password hashing and authentication</text:p>
      <text:p text:style-name="Standard">What is achieved </text:p>
      <text:p text:style-name="Standard">-Planning should be finished and I should have a working database and a server that can query to the DB</text:p>
      <text:p text:style-name="Standard">3-4, sprint 2<text:tab/>What is done / started</text:p>
      <text:p text:style-name="Standard">-General UI, user dashboard page, create exercises, Login / signup pages, global UI components</text:p>
      <text:p text:style-name="Standard">What is achieved</text:p>
      <text:p text:style-name="Standard">I should be able to log in and signup and do the exercises, progress should be tracked and sent to DB, ability to view progress on dashboard, header and footer implemented</text:p>
      <text:p text:style-name="Standard">5-6, sprint 3<text:tab/>What is done / started</text:p>
      <text:p text:style-name="Standard">-Responsiveness of whole page, start styling page according to design, deployment</text:p>
      <text:p text:style-name="Standard">What is achieved</text:p>
      <text:p text:style-name="Standard">-I can now use my page on mobile without responsiveness issues, page looks like design, page is deployed and live</text:p>
      <text:p text:style-name="Standard"/>
      <text:p text:style-name="Standard">Example objective for week 1:</text:p>
      <text:p text:style-name="Standard">Set up the project in GitHub and get technical workflow working, including deployment</text:p>
      <text:p text:style-name="Standard">Interview users to find out needs</text:p>
      <text:p text:style-name="Standard">Get inspiration and finalize design</text:p>
      <text:p text:style-name="Standard"/>
      <text:p text:style-name="Standard">Site map/function analysis/technical breakdown</text:p>
      <text:p text:style-name="Standard">Describe the contents of your site, app, or project. Describe which functions you will implement from a technical perspective.</text:p>
      <text:p text:style-name="Standard">In the frontend I will be using the functional programming language Elm. Elm manages state through its Model system and the routing will also be managed with Elms Browser.Navigation. The pages will be: Login, signup, user dashboard, exercises 1-5 (at least 5), settings page.</text:p>
      <text:p text:style-name="Standard"/>
      <text:p text:style-name="Standard">In the backend I will be using Node.js + Express for the server and SQLite as the database technology. JWT authentication with access and refresh tokens will be implemented. I will create an open music theory API that stores basic information regarding music theory (notes in chords, notes in scales, etc). With endpoints users can access the information they need from the chords and scales.</text:p>
      <text:p text:style-name="Standard"/>
      <text:p text:style-name="Standard"/>
      <text:p text:style-name="Standard"/>
      <text:p text:style-name="Standard"><text:soft-page-break/>Break down the flow of the user and how they’re using the app. Describe which items you will need in a visual representation, for example, routing, views, database, etc.</text:p>
      <text:p text:style-name="Standard"/>
      <text:p text:style-name="Standard">User without logging in (Guest User)</text:p>
      <text:p text:style-name="Standard">User clicks “Exercises” → Routed to Exercise Page → Frontend (Elm) generates exercises → User chooses which specific exercise → Frontend generates the exercise → Score is only saved in state since user is not signed in. Prompt to log in/sign up to save score → Render users updated score/progress on screen → <text:s/>if user answers wrong, prompt with relevant sources to learn about the corresponding theory</text:p>
      <text:p text:style-name="Standard"/>
      <text:p text:style-name="Standard">User when logged in (Authenticated User)</text:p>
      <text:p text:style-name="Standard">User clicks “Exercises” → Routed to Exercise Page → Frontend (Elm) generates exercises → User chooses which specific exercise → Frontend generates the exercise → Query to database to check user’s score/progress on specific exercise → Database updates depending on users answers → Render users updated score/progress on screen → <text:s/>if user answers wrong, prompt with relevant sources to learn about the corresponding theory</text:p>
      <text:p text:style-name="Standard"/>
      <text:p text:style-name="Standard">Database structure</text:p>
      <text:p text:style-name="Standard">If your site contains a database, provide a UML schema/diagram of the database design. If you’re not doing any database design, you can delete this section.</text:p>
      <text:p text:style-name="Standard"/>
      <text:p text:style-name="Standard"/>
      <text:p text:style-name="Standard"/>
      <text:p text:style-name="Standard"/>
      <text:p text:style-name="Standard"/>
      <text:p text:style-name="Standard"/>
      <text:p text:style-name="Standard"/>
      <text:p text:style-name="Standard"/>
      <text:p text:style-name="Standard">User stories x 5</text:p>
      <text:p text:style-name="Standard">Persona 1: Learner (Intermediate)</text:p>
      <text:p text:style-name="Standard">Person1, 23, is studying their first year at a music conservatory. They need to refine their music theory skills so they can apply it better in practice. They visit the site in order to find relevant exercises to become quicker at analyzing music theory.</text:p>
      <text:p text:style-name="Standard">Persona 2: Teacher (Experienced)</text:p>
      <text:p text:style-name="Standard">Person2, 56, knows programming and teaches music to high school students and will use the API to generate custom teaching material. They will also send his students to the website to complete exercises as homework. The students can show their progress to Person2 through the website dashboard and Person2 can see what they need to work on.</text:p>
      <text:p text:style-name="Standard">Persona 3: Learner (Advanced)</text:p>
      <text:p text:style-name="Standard">Person3, 29, is a professional pianist preparing for an entrance exam to a conservatory. She knows theory but needs to become faster at identifying notes in various scales. She will use one specific exercise and track her speed to measure her progression.</text:p>
      <text:p text:style-name="Standard">Persona 4: Learner (Beginner)</text:p>
      <text:p text:style-name="Standard">Person4, 16, has just started learning to play the piano and uses guest mode on the website to quickly identify the notes in different chords. Since he uses the app very casually he doesn’t need to create an account since he is not interested in storing his progress.</text:p>
      <text:p text:style-name="Standard">Persona 5: Developer (Experienced)</text:p>
      <text:p text:style-name="Standard">Person5, 42, is tasked with building a music theory app for a school who needs a specific type of exercise. They use the API instead of hard coding the necessary music theory data and finishes the task more effectively.</text:p>
      <text:p text:style-name="Standard"/>
      <text:p text:style-name="Standard">Test plan</text:p>
      <text:p text:style-name="Standard"><text:soft-page-break/>I will test my project in the end when it is finished. I will send it to users who have prior <text:s/>understanding of music theory to try the various exercises out in order to make sure they are functioning correctly. </text:p>
      <text:p text:style-name="Standard">Tech stack</text:p>
      <text:p text:style-name="Standard">I chose Elm for the frontend to strengthen my functional programming skills and because it is used at my internship. For the backend, I use Node.js with SQLite since they offer a simple, lightweight setup suitable for my project. This stack allows fast development and matches my learning goals.</text:p>
      <text:p text:style-name="Standard">References</text:p>
      <text:p text:style-name="Standard">I have drawn inspiration from this site: https://www.musictheory.net/exercises. I have used this site when learning music theory and have wanted to create my own app with some exercise ideas I have had.</text:p>
      <text:p text:style-name="Standard">Final check before handing in your project description</text:p>
      <text:p text:style-name="Standard"><text:s text:c="4"/>• Ask someone else to read through it and give you feedback and comments on it</text:p>
      <text:p text:style-name="Standard"><text:s text:c="4"/>• Remove the example texts, i.e. these instructions as well as the descriptions under each heading.</text:p>
      <text:p text:style-name="Standard"><text:s text:c="4"/>• Run it through a spell-checker!</text:p>
      <text:p text:style-name="Standard"><text:s text:c="4"/>• Update the Table of contents</text:p>
      <text:p text:style-name="Standard"><text:s text:c="4"/>• Remove this section</text:p>
      <text:p text:style-name="Standard"><text:s text:c="4"/>• Save this document as a PDF and hand it in on itslearning</text:p>
      <text:p text:style-name="Standard"/>
      <text:p text:style-name="Standard">This is your chance to shine &amp; an excellent opportunity to extend your portfolio with a case, so make it count. PS. The more time you spend on this now, the easier the summary and project report will b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2T16:31:46.816617474</meta:creation-date>
    <dc:date>2025-12-02T16:38:18.742647046</dc:date>
    <meta:editing-duration>PT6M33S</meta:editing-duration>
    <meta:editing-cycles>1</meta:editing-cycles>
    <meta:document-statistic meta:table-count="0" meta:image-count="0" meta:object-count="0" meta:page-count="5" meta:paragraph-count="112" meta:word-count="1846" meta:character-count="10819" meta:non-whitespace-character-count="9042"/>
    <meta:generator>LibreOffice/25.2.6.2$Linux_X86_64 LibreOffice_project/40d1a0e1d5bdf1afaeae24d9ece32bbb00fa66a4</meta:generator>
  </office:meta>
</office:document-meta>
</file>